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16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1.73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0.85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 draw:shadow-offset-x="0cm" draw:shadow-offset-y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2.13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7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69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61cm" fo:min-width="10.626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Mono"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573cm" svg:x="2.651cm" svg:y="2.176cm">
          <text:p text:style-name="P1"><text:span text:style-name="T1">convert(1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272cm" svg:height="1.573cm" svg:x="8.776cm" svg:y="2.176cm">
          <text:p text:style-name="P3"><text:span text:style-name="T2">1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2.1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2.566cm">
          <draw:text-box>
            <text:p>+</text:p>
          </draw:text-box>
        </draw:frame>
        <draw:custom-shape draw:style-name="gr1" draw:text-style-name="P2" xml:id="id3" draw:id="id3" draw:layer="layout" svg:width="4.699cm" svg:height="1.573cm" svg:x="2.651cm" svg:y="4.876cm">
          <text:p text:style-name="P1"><text:span text:style-name="T1">convert(6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272cm" svg:height="1.573cm" svg:x="8.776cm" svg:y="4.876cm">
          <text:p text:style-name="P3"><text:span text:style-name="T2">6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4.876cm">
          <text:p text:style-name="P3"><text:span text:style-name="T2">"0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5.266cm">
          <draw:text-box>
            <text:p>+</text:p>
          </draw:text-box>
        </draw:frame>
        <draw:custom-shape draw:style-name="gr1" draw:text-style-name="P2" xml:id="id5" draw:id="id5" draw:layer="layout" svg:width="4.699cm" svg:height="1.573cm" svg:x="2.651cm" svg:y="7.476cm">
          <text:p text:style-name="P1"><text:span text:style-name="T1">convert(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272cm" svg:height="1.573cm" svg:x="8.776cm" svg:y="7.476cm">
          <text:p text:style-name="P3"><text:span text:style-name="T2">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7.4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7.866cm">
          <draw:text-box>
            <text:p>+</text:p>
          </draw:text-box>
        </draw:frame>
        <draw:custom-shape draw:style-name="gr1" draw:text-style-name="P2" xml:id="id7" draw:id="id7" draw:layer="layout" svg:width="4.699cm" svg:height="1.573cm" svg:x="2.651cm" svg:y="10.076cm">
          <text:p text:style-name="P1"><text:span text:style-name="T1">convert(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272cm" svg:height="1.573cm" svg:x="8.776cm" svg:y="10.076cm">
          <text:p text:style-name="P3"><text:span text:style-name="T2">1 &lt;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10.0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10.466cm">
          <draw:text-box>
            <text:p>+</text:p>
          </draw:text-box>
        </draw:frame>
        <draw:connector draw:style-name="gr5" draw:text-style-name="P6" draw:layer="layout" svg:x1="7.35cm" svg:y1="2.962cm" svg:x2="8.776cm" svg:y2="2.962cm" draw:start-shape="id1" draw:start-glue-point="1" draw:end-shape="id2" draw:end-glue-point="3" svg:d="M7350 2962h1426" svg:viewBox="0 0 1427 1">
          <text:p/>
        </draw:connector>
        <draw:connector draw:style-name="gr6" draw:text-style-name="P6" draw:layer="layout" svg:x1="9.912cm" svg:y1="3.749cm" svg:x2="5cm" svg:y2="4.876cm" draw:start-shape="id2" draw:start-glue-point="2" draw:end-shape="id3" draw:end-glue-point="0" svg:d="M9912 3749v563h-4912v564" svg:viewBox="0 0 4913 1128">
          <text:p/>
        </draw:connector>
        <draw:connector draw:style-name="gr7" draw:text-style-name="P6" draw:layer="layout" svg:x1="9.912cm" svg:y1="6.449cm" svg:x2="5cm" svg:y2="7.476cm" draw:start-shape="id4" draw:start-glue-point="2" draw:end-shape="id5" draw:end-glue-point="0" svg:d="M9912 6449v517h-1849v-9h-3063v519" svg:viewBox="0 0 4913 1028">
          <text:p/>
        </draw:connector>
        <draw:connector draw:style-name="gr8" draw:text-style-name="P6" draw:layer="layout" svg:x1="7.35cm" svg:y1="5.662cm" svg:x2="8.776cm" svg:y2="5.662cm" draw:start-shape="id3" draw:start-glue-point="1" draw:end-shape="id4" draw:end-glue-point="3" svg:d="M7350 5662h1426" svg:viewBox="0 0 1427 1">
          <text:p/>
        </draw:connector>
        <draw:connector draw:style-name="gr9" draw:text-style-name="P6" draw:layer="layout" svg:x1="9.912cm" svg:y1="9.049cm" svg:x2="5cm" svg:y2="10.076cm" draw:start-shape="id6" draw:start-glue-point="2" draw:end-shape="id7" draw:end-glue-point="0" svg:d="M9912 9049v517h-1849v-9h-3063v519" svg:viewBox="0 0 4913 1028">
          <text:p/>
        </draw:connector>
        <draw:connector draw:style-name="gr10" draw:text-style-name="P6" draw:layer="layout" svg:x1="7.35cm" svg:y1="8.262cm" svg:x2="8.776cm" svg:y2="8.262cm" draw:start-shape="id5" draw:start-glue-point="1" draw:end-shape="id6" draw:end-glue-point="3" svg:d="M7350 8262h1426" svg:viewBox="0 0 1427 1">
          <text:p/>
        </draw:connector>
        <draw:connector draw:style-name="gr11" draw:text-style-name="P6" draw:layer="layout" svg:x1="7.35cm" svg:y1="10.862cm" svg:x2="8.776cm" svg:y2="10.862cm" draw:start-shape="id7" draw:start-glue-point="1" draw:end-shape="id8" draw:end-glue-point="3" svg:d="M7350 10862h1426" svg:viewBox="0 0 1427 1">
          <text:p/>
        </draw:connector>
        <draw:frame draw:style-name="gr12" draw:text-style-name="P7" draw:layer="layout" svg:width="3.258cm" svg:height="0.878cm" svg:x="11.65cm" svg:y="1.255cm">
          <draw:text-box>
            <text:p><text:span text:style-name="T2">Remainder</text:span></text:p>
          </draw:text-box>
        </draw:frame>
        <draw:custom-shape draw:style-name="gr13" draw:text-style-name="P2" xml:id="id11" draw:id="id11" draw:layer="layout" svg:width="5.08cm" svg:height="1.573cm" svg:x="2.27cm" svg:y="16.363cm">
          <text:p text:style-name="P1"><text:span text:style-name="T1">convert(769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9" draw:id="id9" draw:layer="layout" svg:width="2.667cm" svg:height="1.573cm" svg:x="8.565cm" svg:y="16.363cm">
          <text:p text:style-name="P3"><text:span text:style-name="T2">769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6.363cm">
          <text:p text:style-name="P3"><text:span text:style-name="T2">"9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6.753cm">
          <draw:text-box>
            <text:p>+</text:p>
          </draw:text-box>
        </draw:frame>
        <draw:custom-shape draw:style-name="gr15" draw:text-style-name="P2" xml:id="id10" draw:id="id10" draw:layer="layout" svg:width="5.08cm" svg:height="1.573cm" svg:x="2.27cm" svg:y="18.963cm">
          <text:p text:style-name="P1"><text:span text:style-name="T1">convert(76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2" draw:id="id12" draw:layer="layout" svg:width="2.667cm" svg:height="1.573cm" svg:x="8.565cm" svg:y="18.963cm">
          <text:p text:style-name="P3"><text:span text:style-name="T2">76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8.963cm">
          <text:p text:style-name="P3"><text:span text:style-name="T2">"6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9.353cm">
          <draw:text-box>
            <text:p>+</text:p>
          </draw:text-box>
        </draw:frame>
        <draw:custom-shape draw:style-name="gr15" draw:text-style-name="P2" xml:id="id13" draw:id="id13" draw:layer="layout" svg:width="5.08cm" svg:height="1.573cm" svg:x="2.27cm" svg:y="21.563cm">
          <text:p text:style-name="P1"><text:span text:style-name="T1">convert(7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4" draw:id="id14" draw:layer="layout" svg:width="2.667cm" svg:height="1.573cm" svg:x="8.565cm" svg:y="21.563cm">
          <text:p text:style-name="P3"><text:span text:style-name="T2">7 &lt;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21.563cm">
          <text:p text:style-name="P3"><text:span text:style-name="T2">"7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21.953cm">
          <draw:text-box>
            <text:p>+</text:p>
          </draw:text-box>
        </draw:frame>
        <draw:connector draw:style-name="gr7" draw:text-style-name="P6" draw:layer="layout" svg:x1="9.898cm" svg:y1="17.936cm" svg:x2="4.81cm" svg:y2="18.963cm" draw:start-shape="id9" draw:start-glue-point="2" draw:end-shape="id10" draw:end-glue-point="0" svg:d="M9898 17936v517h-1941v-9h-3147v519" svg:viewBox="0 0 5089 1028">
          <text:p/>
        </draw:connector>
        <draw:connector draw:style-name="gr8" draw:text-style-name="P6" draw:layer="layout" svg:x1="7.35cm" svg:y1="17.149cm" svg:x2="8.565cm" svg:y2="17.149cm" draw:start-shape="id11" draw:start-glue-point="1" draw:end-shape="id9" draw:end-glue-point="3" svg:d="M7350 17149h1215" svg:viewBox="0 0 1216 1">
          <text:p/>
        </draw:connector>
        <draw:connector draw:style-name="gr9" draw:text-style-name="P6" draw:layer="layout" svg:x1="9.898cm" svg:y1="20.536cm" svg:x2="4.81cm" svg:y2="21.563cm" draw:start-shape="id12" draw:start-glue-point="2" draw:end-shape="id13" draw:end-glue-point="0" svg:d="M9898 20536v517h-1941v-9h-3147v519" svg:viewBox="0 0 5089 1028">
          <text:p/>
        </draw:connector>
        <draw:connector draw:style-name="gr10" draw:text-style-name="P6" draw:layer="layout" svg:x1="7.35cm" svg:y1="19.749cm" svg:x2="8.565cm" svg:y2="19.749cm" draw:start-shape="id10" draw:start-glue-point="1" draw:end-shape="id12" draw:end-glue-point="3" svg:d="M7350 19749h1215" svg:viewBox="0 0 1216 1">
          <text:p/>
        </draw:connector>
        <draw:connector draw:style-name="gr11" draw:text-style-name="P6" draw:layer="layout" svg:x1="7.35cm" svg:y1="22.349cm" svg:x2="8.565cm" svg:y2="22.349cm" draw:start-shape="id13" draw:start-glue-point="1" draw:end-shape="id14" draw:end-glue-point="3" svg:d="M7350 22349h1215" svg:viewBox="0 0 1216 1">
          <text:p/>
        </draw:connector>
        <draw:frame draw:style-name="gr12" draw:text-style-name="P7" draw:layer="layout" svg:width="3.258cm" svg:height="0.878cm" svg:x="11.85cm" svg:y="15.155cm">
          <draw:text-box>
            <text:p><text:span text:style-name="T2">Remainder</text:span></text:p>
          </draw:text-box>
        </draw:frame>
      </draw:page>
      <draw:page draw:name="page2" draw:style-name="dp1" draw:master-page-name="Default">
        <draw:line draw:style-name="gr16" draw:text-style-name="P6" draw:layer="layout" svg:x1="2.384cm" svg:y1="8.157cm" svg:x2="8.395cm" svg:y2="8.156cm">
          <text:p/>
        </draw:line>
        <draw:custom-shape draw:style-name="gr17" draw:text-style-name="P9" draw:layer="layout" svg:width="3.078cm" svg:height="1.217cm" svg:x="3.515cm" svg:y="6.834cm">
          <text:p text:style-name="P8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548cm" svg:y="5.57cm">
          <text:p text:style-name="P3"><text:span text:style-name="T2">"0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078cm" svg:height="1.217cm" svg:x="3.58cm" svg:y="4.306cm">
          <text:p text:style-name="P3"><text:span text:style-name="T2">"1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613cm" svg:y="3.042cm">
          <text:p text:style-name="P3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27cm" svg:y="10.959cm">
          <text:p text:style-name="P11"><text:span text:style-name="T2">toString(3, 2)</text:span></text:p>
          <text:p text:style-name="P11"><text:span text:style-name="T2"><text:tab/></text:span><text:span text:style-name="T2">n = 3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3 / 2, 2) + digitStrings[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7.354cm" svg:y="9.669cm">
          <text:p text:style-name="P3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12cm" svg:y="14.505cm">
          <text:p text:style-name="P11"><text:span text:style-name="T2">toString(6, 2)</text:span></text:p>
          <text:p text:style-name="P11"><text:span text:style-name="T2"><text:tab/></text:span><text:span text:style-name="T2">n = 6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6 / 2, 2) + digitStrings[6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38cm" svg:y="17.992cm">
          <text:p text:style-name="P11"><text:span text:style-name="T2">toString(13, 2)</text:span></text:p>
          <text:p text:style-name="P11"><text:span text:style-name="T2"><text:tab/></text:span><text:span text:style-name="T2">n = 13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13 / 2, 2) + digitStrings[1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.021cm" svg:y1="21.565cm" svg:x2="15.315cm" svg:y2="21.5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18T19:01:56.008999087</dc:date>
    <meta:editing-duration>PT1H16M10S</meta:editing-duration>
    <meta:editing-cycles>16</meta:editing-cycles>
    <meta:generator>LibreOffice/7.3.7.2$Linux_X86_64 LibreOffice_project/30$Build-2</meta:generator>
    <meta:document-statistic meta:object-count="52"/>
  </office:meta>
</office:document-meta>
</file>